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e200" officeooo:paragraph-rsid="0013e200"/>
    </style:style>
    <style:style style:name="P2" style:family="paragraph" style:parent-style-name="Standard">
      <style:text-properties style:font-name="FreeSans" officeooo:rsid="0013e200" officeooo:paragraph-rsid="0013e200"/>
    </style:style>
    <style:style style:name="P3" style:family="paragraph" style:parent-style-name="Standard">
      <style:text-properties fo:font-variant="normal" fo:text-transform="none" fo:color="#2d3b45" style:font-name="Lato Extended" fo:font-size="12pt" fo:letter-spacing="normal" fo:font-style="normal" fo:font-weight="normal" officeooo:rsid="0013e200" officeooo:paragraph-rsid="0013e200"/>
    </style:style>
    <style:style style:name="P4" style:family="paragraph" style:parent-style-name="Standard">
      <style:text-properties fo:font-variant="normal" fo:text-transform="none" fo:color="#2d3b45" style:font-name="Lato Extended" fo:font-size="12pt" fo:letter-spacing="normal" fo:font-style="normal" fo:font-weight="normal" officeooo:paragraph-rsid="0013e200"/>
    </style:style>
    <style:style style:name="P5"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3e200"/>
    </style:style>
    <style:style style:name="P7"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80584"/>
    </style:style>
    <style:style style:name="P8"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6a139"/>
    </style:style>
    <style:style style:name="P9"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8bfa3"/>
    </style:style>
    <style:style style:name="P10"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bd03a"/>
    </style:style>
    <style:style style:name="P11"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df309"/>
    </style:style>
    <style:style style:name="P12"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4bd24" officeooo:paragraph-rsid="0014bd24"/>
    </style:style>
    <style:style style:name="P13"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6a139" officeooo:paragraph-rsid="0016a139"/>
    </style:style>
    <style:style style:name="P14"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80584" officeooo:paragraph-rsid="00180584"/>
    </style:style>
    <style:style style:name="P15"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8bfa3" officeooo:paragraph-rsid="0018bfa3"/>
    </style:style>
    <style:style style:name="P16"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b074d" officeooo:paragraph-rsid="001b074d"/>
    </style:style>
    <style:style style:name="P17"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bd03a" officeooo:paragraph-rsid="001bd03a"/>
    </style:style>
    <style:style style:name="P18"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cf217" officeooo:paragraph-rsid="001cf217"/>
    </style:style>
    <style:style style:name="P19"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df309" officeooo:paragraph-rsid="001df309"/>
    </style:style>
    <style:style style:name="P20"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0.5pt" fo:letter-spacing="normal" fo:font-style="normal" fo:font-weight="normal" officeooo:rsid="001b074d" officeooo:paragraph-rsid="001b074d"/>
    </style:style>
    <style:style style:name="P21" style:family="paragraph" style:parent-style-name="Standard">
      <style:paragraph-properties fo:margin-left="0in" fo:margin-right="0in" fo:orphans="2" fo:widows="2" fo:text-indent="0in" style:auto-text-indent="false"/>
      <style:text-properties fo:font-variant="normal" fo:text-transform="none" fo:color="#2d3b45" fo:letter-spacing="normal"/>
    </style:style>
    <style:style style:name="P22" style:family="paragraph" style:parent-style-name="Standard">
      <style:paragraph-properties fo:margin-left="0in" fo:margin-right="0in" fo:orphans="2" fo:widows="2" fo:text-indent="0in" style:auto-text-indent="false"/>
      <style:text-properties fo:font-variant="normal" fo:text-transform="none" fo:color="#2d3b45" fo:letter-spacing="normal" loext:padding-left="0in" loext:padding-right="0in" loext:padding-top="0.0835in" loext:padding-bottom="0in" loext:border-left="none" loext:border-right="none" loext:border-top="0.06pt solid #dddddd" loext:border-bottom="none"/>
    </style:style>
    <style:style style:name="P23" style:family="paragraph" style:parent-style-name="Standard">
      <style:paragraph-properties fo:margin-left="0in" fo:margin-right="0in" fo:orphans="2" fo:widows="2" fo:text-indent="0in" style:auto-text-indent="false"/>
      <style:text-properties fo:font-variant="normal" fo:text-transform="none" fo:color="#2d3b45" fo:letter-spacing="normal" officeooo:rsid="001cf217" officeooo:paragraph-rsid="001cf217"/>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style:font-name="Lato Extended" fo:font-size="12pt" fo:letter-spacing="normal" fo:font-style="normal" fo:font-weight="normal" officeooo:paragraph-rsid="001bd03a"/>
    </style:style>
    <style:style style:name="P25" style:family="paragraph" style:parent-style-name="Standard">
      <style:paragraph-properties fo:margin-left="0in" fo:margin-right="0in" fo:orphans="2" fo:widows="2" fo:text-indent="0in" style:auto-text-indent="false"/>
    </style:style>
    <style:style style:name="P26" style:family="paragraph" style:parent-style-name="Standard">
      <style:paragraph-properties fo:margin-left="0in" fo:margin-right="0in" fo:orphans="2" fo:widows="2" fo:text-indent="0in" style:auto-text-indent="false"/>
      <style:text-properties officeooo:rsid="0018bfa3" officeooo:paragraph-rsid="0018bfa3"/>
    </style:style>
    <style:style style:name="P27"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28"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d3b45" style:font-name="Lato Extended" fo:font-size="12pt" fo:letter-spacing="normal" fo:font-style="normal" fo:font-weight="normal" officeooo:paragraph-rsid="001b074d"/>
    </style:style>
    <style:style style:name="P29" style:family="paragraph" style:parent-style-name="Standard">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30" style:family="paragraph" style:parent-style-name="Standard">
      <style:paragraph-properties fo:margin-top="0in" fo:margin-bottom="0.0835in" loext:contextual-spacing="false" fo:orphans="2" fo:widows="2"/>
      <style:text-properties fo:font-variant="normal" fo:text-transform="none" fo:color="#2d3b45" fo:letter-spacing="normal" loext:padding-left="0in" loext:padding-right="0in" loext:padding-top="0.0835in" loext:padding-bottom="0in" loext:border-left="none" loext:border-right="none" loext:border-top="0.06pt solid #dddddd" loext:border-bottom="none"/>
    </style:style>
    <style:style style:name="P3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style:style>
    <style:style style:name="P3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officeooo:paragraph-rsid="0018bfa3"/>
    </style:style>
    <style:style style:name="P33"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 Extended" fo:font-size="12pt" fo:letter-spacing="normal" fo:font-style="normal" fo:font-weight="normal" officeooo:rsid="0018bfa3" officeooo:paragraph-rsid="0018bfa3"/>
    </style:style>
    <style:style style:name="P34"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T1" style:family="text">
      <style:text-properties officeooo:rsid="0013e200"/>
    </style:style>
    <style:style style:name="T2" style:family="text">
      <style:text-properties fo:font-size="10.5pt"/>
    </style:style>
    <style:style style:name="T3" style:family="text">
      <style:text-properties fo:font-size="10.5pt" loext:padding-left="0in" loext:padding-right="0in" loext:padding-top="0.0835in" loext:padding-bottom="0in" loext:border-left="none" loext:border-right="none" loext:border-top="0.06pt solid #dddddd" loext:border-bottom="none"/>
    </style:style>
    <style:style style:name="T4" style:family="text">
      <style:text-properties fo:font-size="10.5pt" officeooo:rsid="001cf217" loext:padding-left="0in" loext:padding-right="0in" loext:padding-top="0.0835in" loext:padding-bottom="0in" loext:border-left="none" loext:border-right="none" loext:border-top="0.06pt solid #dddddd" loext:border-bottom="none"/>
    </style:style>
    <style:style style:name="T5" style:family="text">
      <style:text-properties fo:font-size="10.5pt" fo:font-weight="bold" officeooo:rsid="001cf217" style:font-weight-asian="bold" style:font-weight-complex="bold" loext:padding-left="0in" loext:padding-right="0in" loext:padding-top="0.0835in" loext:padding-bottom="0in" loext:border-left="none" loext:border-right="none" loext:border-top="0.06pt solid #dddddd" loext:border-bottom="none"/>
    </style:style>
    <style:style style:name="T6" style:family="text">
      <style:text-properties fo:font-size="10.5pt" fo:font-weight="bold" style:font-weight-asian="bold" style:font-weight-complex="bold" loext:padding-left="0in" loext:padding-right="0in" loext:padding-top="0.0835in" loext:padding-bottom="0in" loext:border-left="none" loext:border-right="none" loext:border-top="0.06pt solid #dddddd" loext:border-bottom="none"/>
    </style:style>
    <style:style style:name="T7" style:family="text">
      <style:text-properties officeooo:rsid="0014bd24"/>
    </style:style>
    <style:style style:name="T8" style:family="text">
      <style:text-properties officeooo:rsid="0016a139"/>
    </style:style>
    <style:style style:name="T9" style:family="text">
      <style:text-properties fo:font-weight="bold" style:font-weight-asian="bold" style:font-weight-complex="bold"/>
    </style:style>
    <style:style style:name="T10" style:family="text">
      <style:text-properties fo:font-weight="bold" officeooo:rsid="00180584" style:font-weight-asian="bold" style:font-weight-complex="bold"/>
    </style:style>
    <style:style style:name="T11" style:family="text">
      <style:text-properties fo:font-weight="bold" style:font-weight-asian="bold" style:font-weight-complex="bold" loext:padding-left="0in" loext:padding-right="0in" loext:padding-top="0.0835in" loext:padding-bottom="0in" loext:border-left="none" loext:border-right="none" loext:border-top="0.06pt solid #dddddd" loext:border-bottom="none"/>
    </style:style>
    <style:style style:name="T12" style:family="text">
      <style:text-properties officeooo:rsid="00170b86"/>
    </style:style>
    <style:style style:name="T13" style:family="text">
      <style:text-properties officeooo:rsid="00180584"/>
    </style:style>
    <style:style style:name="T14" style:family="text">
      <style:text-properties style:font-name="Lato Extended" fo:font-size="12pt" fo:font-style="normal" fo:font-weight="normal"/>
    </style:style>
    <style:style style:name="T15" style:family="text">
      <style:text-properties style:font-name="Lato Extended" fo:font-size="12pt" fo:font-style="normal" fo:font-weight="normal" officeooo:rsid="00180584"/>
    </style:style>
    <style:style style:name="T16" style:family="text">
      <style:text-properties style:font-name="Lato Extended" fo:font-size="12pt" fo:font-style="normal" fo:font-weight="normal" officeooo:rsid="0018bfa3" loext:padding-left="0in" loext:padding-right="0in" loext:padding-top="0.0835in" loext:padding-bottom="0in" loext:border-left="none" loext:border-right="none" loext:border-top="0.06pt solid #dddddd" loext:border-bottom="none"/>
    </style:style>
    <style:style style:name="T17" style:family="text">
      <style:text-properties loext:padding-left="0in" loext:padding-right="0in" loext:padding-top="0.0835in" loext:padding-bottom="0in" loext:border-left="none" loext:border-right="none" loext:border-top="0.06pt solid #dddddd" loext:border-bottom="none"/>
    </style:style>
    <style:style style:name="T18" style:family="text">
      <style:text-properties fo:font-variant="normal" fo:text-transform="none" fo:color="#2d3b45" style:font-name="Lato Extended" fo:font-size="12pt" fo:letter-spacing="normal" fo:font-style="normal" fo:font-weight="normal"/>
    </style:style>
    <style:style style:name="T19" style:family="text">
      <style:text-properties fo:font-variant="normal" fo:text-transform="none" fo:color="#2d3b45" style:font-name="Lato Extended" fo:font-size="12pt" fo:letter-spacing="normal" fo:font-style="normal" fo:font-weight="normal" loext:padding-left="0in" loext:padding-right="0in" loext:padding-top="0.0835in" loext:padding-bottom="0in" loext:border-left="none" loext:border-right="none" loext:border-top="0.06pt solid #dddddd" loext:border-bottom="none"/>
    </style:style>
    <style:style style:name="T20" style:family="text">
      <style:text-properties fo:font-variant="normal" fo:text-transform="none" fo:color="#2d3b45" style:font-name="Lato Extended" fo:font-size="12pt" fo:letter-spacing="normal" fo:font-style="normal" fo:font-weight="bold" style:font-weight-asian="bold" style:font-weight-complex="bold" loext:padding-left="0in" loext:padding-right="0in" loext:padding-top="0.0835in" loext:padding-bottom="0in" loext:border-left="none" loext:border-right="none" loext:border-top="0.06pt solid #dddddd" loext:border-bottom="none"/>
    </style:style>
    <style:style style:name="T21" style:family="text">
      <style:text-properties officeooo:rsid="0018bfa3"/>
    </style:style>
    <style:style style:name="T22" style:family="text">
      <style:text-properties officeooo:rsid="0018bfa3" loext:padding-left="0in" loext:padding-right="0in" loext:padding-top="0.0835in" loext:padding-bottom="0in" loext:border-left="none" loext:border-right="none" loext:border-top="0.06pt solid #dddddd" loext:border-bottom="none"/>
    </style:style>
    <style:style style:name="T23" style:family="text">
      <style:text-properties officeooo:rsid="001b074d"/>
    </style:style>
    <style:style style:name="T24" style:family="text">
      <style:text-properties officeooo:rsid="001b074d" loext:padding-left="0in" loext:padding-right="0in" loext:padding-top="0.0835in" loext:padding-bottom="0in" loext:border-left="none" loext:border-right="none" loext:border-top="0.06pt solid #dddddd" loext:border-bottom="none"/>
    </style:style>
    <style:style style:name="T25" style:family="text">
      <style:text-properties style:text-position="super 58%" loext:padding-left="0in" loext:padding-right="0in" loext:padding-top="0.0835in" loext:padding-bottom="0in" loext:border-left="none" loext:border-right="none" loext:border-top="0.06pt solid #dddddd" loext:border-bottom="none"/>
    </style:style>
    <style:style style:name="T26" style:family="text">
      <style:text-properties style:text-position="0% 100%"/>
    </style:style>
    <style:style style:name="T27" style:family="text">
      <style:text-properties officeooo:rsid="001bd03a" loext:padding-left="0in" loext:padding-right="0in" loext:padding-top="0.0835in" loext:padding-bottom="0in" loext:border-left="none" loext:border-right="none" loext:border-top="0.06pt solid #dddddd" loext:border-bottom="none"/>
    </style:style>
    <style:style style:name="T28" style:family="text">
      <style:text-properties officeooo:rsid="001cf217" loext:padding-left="0in" loext:padding-right="0in" loext:padding-top="0.0835in" loext:padding-bottom="0in" loext:border-left="none" loext:border-right="none" loext:border-top="0.06pt solid #dddddd" loext:border-bottom="none"/>
    </style:style>
    <style:style style:name="T29" style:family="text">
      <style:text-properties officeooo:rsid="001df309"/>
    </style:style>
    <style:style style:name="T30" style:family="text">
      <style:text-properties officeooo:rsid="001e418f"/>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T 3550 </text:p>
      <text:p text:style-name="P1"/>
      <text:p text:style-name="P1"/>
      <text:p text:style-name="P2">Chapter 1 Quiz </text:p>
      <text:p text:style-name="P2"/>
      <text:p text:style-name="P3">In order to assess the critical issues in information management, a manager should know the IS infrastructure components. These are hardware, software, network and _______.</text:p>
      <text:p text:style-name="P3"/>
      <text:p text:style-name="P3">→ data </text:p>
      <text:p text:style-name="P3"/>
      <text:p text:style-name="P3">Hypercompetition refers to where a firm obtains more than 5 strong competitors.</text:p>
      <text:p text:style-name="P3"/>
      <text:p text:style-name="P3">→ False </text:p>
      <text:p text:style-name="P3"/>
      <text:p text:style-name="P3">To remain competitive, an organization’s business strategy must adapt and respond to all of the following variables. Which variable in particular does IS help to determine?</text:p>
      <text:p text:style-name="P3"/>
      <text:p text:style-name="P4"><text:span text:style-name="T1">→ </text:span><text:span text:style-name="T2">The capabilities of the organization</text:span></text:p>
      <text:p text:style-name="P21"/>
      <text:p text:style-name="P21"/>
      <text:p text:style-name="P5">Is a company more likely to adjust its mission statement or its business strategy? Explain your answer.</text:p>
      <text:p text:style-name="P27"/>
      <text:p text:style-name="P27">→<text:span text:style-name="T1"> </text:span>Your Answer:</text:p>
      <text:p text:style-name="P31">Business strategy- The mission statement is the core values and morals and standards of the company and what they stand for. Business strategy is how they run their company and how they make their business </text:p>
      <text:p text:style-name="P21"/>
      <text:p text:style-name="P5">Google has disrupted a number of industries, particularly the advertising and software industries. Google's ability to quickly and aggressively provide new products and services is best described by:</text:p>
      <text:p text:style-name="P5"/>
      <text:p text:style-name="P5">→<text:span text:style-name="T1"> </text:span><text:span text:style-name="T2">The Hypercompetition Model</text:span></text:p>
      <text:p text:style-name="P21"> </text:p>
      <text:p text:style-name="P5">The organizational strategy should ideally _____ the IS strategy.</text:p>
      <text:p text:style-name="P5"/>
      <text:p text:style-name="P5">→<text:span text:style-name="T1"> complement </text:span></text:p>
      <text:p text:style-name="P5"/>
      <text:p text:style-name="P5"/>
      <text:p text:style-name="P5"/>
      <text:p text:style-name="P5"/>
      <text:p text:style-name="P5"/>
      <text:p text:style-name="P6"><text:soft-page-break/>According to Porter’s Generic Strategies Framework, a company that limits its scope to a narrower segment of the market is exercising this type of strategy.</text:p>
      <text:p text:style-name="P6"/>
      <text:p text:style-name="P6">→<text:span text:style-name="T1"> </text:span>Your Answer:</text:p>
      <text:p text:style-name="P31">focus </text:p>
      <text:p text:style-name="P31">The general manager for a retail clothing outlet was recently cited as saying, “IT is the cornerstone of our company. All of our decisions are based on the sophisticated systems that we have deployed throughout our organization. IT drives our decisions.” What position should the manager hold regarding IT and its influence on decision making?</text:p>
      <text:p text:style-name="P31">→<text:span text:style-name="T1"> </text:span><text:span text:style-name="T2">Business strategy should drive IS decision making</text:span></text:p>
      <text:p text:style-name="P21"> </text:p>
      <text:p text:style-name="P5">The _______________ framework suggests that the speed and aggressiveness of the moves and countermoves in any given market create an environment in which advantages are “rapidly created and eroded.”</text:p>
      <text:p text:style-name="P5"/>
      <text:p text:style-name="P5">→<text:span text:style-name="T7"> </text:span>hyoercompetition</text:p>
      <text:p text:style-name="P5"/>
      <text:p text:style-name="P5"/>
      <text:p text:style-name="P5">Social business opportunities fall into one of three categories: collaboration, engagement or ______.</text:p>
      <text:p text:style-name="P5"/>
      <text:p text:style-name="P5">→<text:span text:style-name="T7"> innovation </text:span></text:p>
      <text:p text:style-name="P5"/>
      <text:p text:style-name="P5"/>
      <text:p text:style-name="P5">Apple’s introduction of the iPhone while iPod sales were still very strong is an example of DYB.</text:p>
      <text:p text:style-name="P5"/>
      <text:p text:style-name="P5">→<text:span text:style-name="T7"> True </text:span></text:p>
      <text:p text:style-name="P5"/>
      <text:p text:style-name="P5"/>
      <text:p text:style-name="P5">GE employees develop a DYB strategy to destroy an existing competitive advantage so that they can then find fresh new ways to serve the customer by next applying a ________ strategy.</text:p>
      <text:p text:style-name="P5"/>
      <text:p text:style-name="P5">→<text:span text:style-name="T7"> Grow your business or GYB for short </text:span></text:p>
      <text:p text:style-name="P5"/>
      <text:p text:style-name="P5"/>
      <text:p text:style-name="P5">GE recognized that it could only sustain its competitive advantage for a limited time as competitors attempted to outmaneuver them. What was the model that Welch applied to help solve this problem?</text:p>
      <text:p text:style-name="P5"/>
      <text:p text:style-name="P5">→<text:span text:style-name="T7"> Destroy your business </text:span></text:p>
      <text:p text:style-name="P5"><text:soft-page-break/></text:p>
      <text:p text:style-name="P5">The IS strategy can affect and is affected by changes in a company’s business and _______ strategies.</text:p>
      <text:p text:style-name="P5"/>
      <text:p text:style-name="P5">→<text:span text:style-name="T7"> </text:span>organizational </text:p>
      <text:p text:style-name="P5"/>
      <text:p text:style-name="P5"/>
      <text:p text:style-name="P12">Chapter 2 Quiz </text:p>
      <text:p text:style-name="P12"/>
      <text:p text:style-name="P12"/>
      <text:p text:style-name="P5">Identify each resource below as an IT asset or an IT capability.</text:p>
      <text:p text:style-name="P5"/>
      <text:p text:style-name="P12">IT asset → Information Repository </text:p>
      <text:p text:style-name="P12"/>
      <text:p text:style-name="P12">IT asset → IT infrastructure </text:p>
      <text:p text:style-name="P12"/>
      <text:p text:style-name="P12">IT asset → Software </text:p>
      <text:p text:style-name="P12"/>
      <text:p text:style-name="P12">IT asset → Network </text:p>
      <text:p text:style-name="P12"/>
      <text:p text:style-name="P12">IT capability → Ability to design, develop and implement IS </text:p>
      <text:p text:style-name="P12"/>
      <text:p text:style-name="P12">IT capability → Project management </text:p>
      <text:p text:style-name="P12"/>
      <text:p text:style-name="P12">IT capability → Relationship skills </text:p>
      <text:p text:style-name="P12"/>
      <text:p text:style-name="P12"/>
      <text:p text:style-name="P5">Facebook has for some years offered services that many individuals have adapted to, making it difficult for them to choose another social networking site. It can be said that Facebook has protected itself well from which competitive force since the beginning?</text:p>
      <text:p text:style-name="P5"/>
      <text:p text:style-name="P5">→<text:span text:style-name="T8"> </text:span><text:span text:style-name="T2">Potential threat of new entrants</text:span></text:p>
      <text:p text:style-name="P21"> </text:p>
      <text:p text:style-name="P21"/>
      <text:p text:style-name="P5">Explain why relationship skills are becoming more important to IS managers in today’s economy.</text:p>
      <text:p text:style-name="P27"/>
      <text:p text:style-name="P27">→<text:span text:style-name="T8"> </text:span>Your Answer:</text:p>
      <text:p text:style-name="P31">They are trying to keep costs low and productivity high. </text:p>
      <text:p text:style-name="P31">With time and skills, they want someone that is 20 yrs old with a master's degree and cheap. </text:p>
      <text:p text:style-name="P21"/>
      <text:p text:style-name="P5"><text:soft-page-break/></text:p>
      <text:p text:style-name="P5">Match an organization’s activity with the competitive force it has successfully influenced.</text:p>
      <text:p text:style-name="P5"/>
      <text:p text:style-name="P13"><text:span text:style-name="T9">Threat of new entrants →</text:span> Walmart massive, complex inventory control system is hard for others to replicate and gain the same economies of scale. </text:p>
      <text:p text:style-name="P13"/>
      <text:p text:style-name="P13"><text:span text:style-name="T9">Bargaining power of the buyer →</text:span> Amazon’s one click ordering system makes buying online easy, enticing the customer to return for other purchases. </text:p>
      <text:p text:style-name="P13"/>
      <text:p text:style-name="P13"><text:span text:style-name="T9">Threat of substitute product →</text:span> Apple’s ability to create new products even at the risk of cannibalizing existing products </text:p>
      <text:p text:style-name="P13"/>
      <text:p text:style-name="P13"><text:span text:style-name="T9">Bargaining power of suppliers → </text:span>Amazon’s purchase of Zappos. </text:p>
      <text:p text:style-name="P13"/>
      <text:p text:style-name="P13"/>
      <text:p text:style-name="P13">Which part of the value chain includes the manufacturing of goods?</text:p>
      <text:p text:style-name="P13"/>
      <text:p text:style-name="P13">→<text:span text:style-name="T12"> operations </text:span></text:p>
      <text:p text:style-name="P13"/>
      <text:p text:style-name="P13"/>
      <text:p text:style-name="P13">Provide an example of two companies that have built an effective co-opetition. Briefly explain the benefit of the relationship.</text:p>
      <text:p text:style-name="P27"/>
      <text:p text:style-name="P27">→<text:span text:style-name="T12"> </text:span>Your Answer:</text:p>
      <text:p text:style-name="P31">I wanted to think of my own companies not what was said in the book. But Costco has their own products called Kirkland and they have other companies they use. But they are able to generate money and work together. Customers can make their own choices and pick either at their stores.  </text:p>
      <text:p text:style-name="P31">These two brands can work together, though they don't have to work with Costco, Costco makes it so everyone gets the love and they don't have Costco full of Kirkland brands and their brand isn't so cheap or expensive that the other vendors can't make money. </text:p>
      <text:p text:style-name="P13"/>
      <text:p text:style-name="P13"/>
      <text:p text:style-name="P13"/>
      <text:p text:style-name="P13"/>
      <text:p text:style-name="P13"/>
      <text:p text:style-name="P13"/>
      <text:p text:style-name="P13"/>
      <text:p text:style-name="P13"/>
      <text:p text:style-name="P13"/>
      <text:p text:style-name="P13"><text:soft-page-break/>Starbucks allows customers in the US to use smartphones to pay for their purchases in an effort to drive sales. Starbucks uses a reader in the store to scan a bar code displayed on the customer's smartphone screen. While this use of information resources may be used to gain a strategic advantage, there are possible risks. Match the potentially harmful experience below with the IT risk it represents:</text:p>
      <text:p text:style-name="P13"/>
      <text:p text:style-name="P7"><text:span text:style-name="T10">Implementing IS poorly → </text:span>Someone reported that the use of the mobile payment application was causing longer lines at the cash register.</text:p>
      <text:p text:style-name="P7"/>
      <text:p text:style-name="P7"><text:span text:style-name="T10">Demonstrate bad timing → </text:span>A very small percentage of customers use the service because few have mobile devices and even fewer are able to download and use the application.</text:p>
      <text:p text:style-name="P7"/>
      <text:p text:style-name="P14"><text:span text:style-name="T9">Awaking a sleeping giant →</text:span> A credit card processing agency deploys a smartphone </text:p>
      <text:p text:style-name="P14">application for mobile payments that can be used in any retail environment. </text:p>
      <text:p text:style-name="P13"/>
      <text:p text:style-name="P13"/>
      <text:p text:style-name="P13">A firm releases a new technology only to have a competitor implement a similar technology with more features and value to the consumer. This would be which type of risk?</text:p>
      <text:p text:style-name="P13"/>
      <text:p text:style-name="P8"><text:span text:style-name="T8">→</text:span><text:span text:style-name="T13"> </text:span><text:span text:style-name="T2">Awakening a sleeping giant</text:span></text:p>
      <text:p text:style-name="P21"> </text:p>
      <text:p text:style-name="P5">Two automobile manufacturers are working together to develop hybrid technology. This type of relationship between the two automobile manufacturers is best described as:</text:p>
      <text:p text:style-name="P5"/>
      <text:p text:style-name="P5">→<text:span text:style-name="T13"> Co-opetition </text:span></text:p>
      <text:p text:style-name="P5"/>
      <text:p text:style-name="P5"/>
      <text:p text:style-name="P5">For a company whose main product is information (like a financial services company), the company must co-create its ________ strategy and ________ strategy.</text:p>
      <text:p text:style-name="P27"/>
      <text:p text:style-name="P27">→<text:span text:style-name="T13"> </text:span>Your Answer:</text:p>
      <text:p text:style-name="P31">Business </text:p>
      <text:p text:style-name="P31">IS</text:p>
      <text:p text:style-name="P31"/>
      <text:p text:style-name="P31"><text:soft-page-break/>A firm that acquires a supplier is looking to reduce the "bargaining power of suppliers" force.</text:p>
      <text:p text:style-name="P31">→<text:span text:style-name="T13"> True </text:span></text:p>
      <text:p text:style-name="P31">The Nike + iPod Sports Kit is a sensor in your shoe that syncs with your iPod and provides details about your workout. This inter-organizational relationship affords both Nike and Apple a business advantage. This relationship between Nike and Apple is best described as:</text:p>
      <text:p text:style-name="P31">→<text:span text:style-name="T13"> Strategic alliance </text:span></text:p>
      <text:p text:style-name="P29">This is a collection of firms that, using technology, extend their business relationships and connect their value chains.</text:p>
      <text:p text:style-name="P27">→Your Answer:</text:p>
      <text:p text:style-name="P31">value system </text:p>
      <text:p text:style-name="P31">A link beween a firm’s IS strategy and business strategy focuses more on its external requirements than internal requirements.</text:p>
      <text:p text:style-name="P31">→<text:span text:style-name="T13"> True </text:span></text:p>
      <text:p text:style-name="P31">Porter’s value chain framework suggests that a competitive advantage can stem from:</text:p>
      <text:p text:style-name="P31">→<text:span text:style-name="T13"> </text:span><text:span text:style-name="T2">Lowering costs and adding value</text:span></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Chapter 3 Quiz </text:p>
      <text:p text:style-name="P14"/>
      <text:p text:style-name="P14"/>
      <text:p text:style-name="P29">Compare and contrast the organizational structures of Cognizant (after restructuring) and that of Tata Consultancy Services (TCS).</text:p>
      <text:p text:style-name="P27">→<text:span text:style-name="T13"> </text:span>Your Answer:</text:p>
      <text:p text:style-name="P31">To me, they just were much more organized they split up departments and made them much better. one they were able to communicate better two they were able to handle the growth of it all. Those are two different issues that they both were struggling with. But in the end, knowing their faults and trying to figure it out for over 100,000+ employees. It made the structure and the culture of both of them much better. </text:p>
      <text:p text:style-name="P34"> </text:p>
      <text:p text:style-name="P31">But isn't that most of the companies? No one knowing how to communicate and how to work together. Also how to handle the supply and demand of a company. </text:p>
      <text:p text:style-name="P29">How does IS impact the 3 managerial levers: organizational, control and cultural?</text:p>
      <text:p text:style-name="P27"/>
      <text:p text:style-name="P27">→<text:span text:style-name="T13"> </text:span>Your Answer:</text:p>
      <text:p text:style-name="P31">Organizational, control, and cultural-- </text:p>
      <text:p text:style-name="P31">Keeping everything organized and making sure all I know of the policy and procedures. That the company has. </text:p>
      <text:p text:style-name="P34"> </text:p>
      <text:p text:style-name="P31">Tools and regulations are in place with control. Making sure that all IS are on the same system. </text:p>
      <text:p text:style-name="P34"> </text:p>
      <text:p text:style-name="P31">Training and HR systems and all have the culture in which the company wants to have as a whole. </text:p>
      <text:p text:style-name="P31"/>
      <text:p text:style-name="P31"><text:soft-page-break/></text:p>
      <text:p text:style-name="P5">National culture no longer predisposes workers to act in a certain way.</text:p>
      <text:p text:style-name="P5"/>
      <text:p text:style-name="P5">→<text:span text:style-name="T13"> False </text:span></text:p>
      <text:p text:style-name="P5"/>
      <text:p text:style-name="P5">Which of the following is not an organizational design variable?</text:p>
      <text:p text:style-name="P5"/>
      <text:p text:style-name="P5">→<text:span text:style-name="T13"> IT infrastructure </text:span></text:p>
      <text:p text:style-name="P5"/>
      <text:p text:style-name="P5">A matrix organization:</text:p>
      <text:p text:style-name="P5"/>
      <text:p text:style-name="P22"><text:span text:style-name="T14">Can involve multiple bosses and multiple teams</text:span></text:p>
      <text:section text:style-name="Sect1" text:name="answer_35261">
        <text:p text:style-name="P30"><text:span text:style-name="T14">Requires quite a bit of communication to be successful</text:span></text:p>
      </text:section>
      <text:section text:style-name="Sect1" text:name="answer_31242">
        <text:p text:style-name="P30"><text:span text:style-name="T14">Were rare for quite a while but have become more common in</text:span><text:bookmark text:name="answer_69590_arrow"/><text:span text:style-name="T14"> recent years</text:span></text:p>
      </text:section>
      <text:section text:style-name="Sect2" text:name="answer_69590">
        <text:p text:style-name="P30"><text:span text:style-name="T14">→</text:span><text:span text:style-name="T15"> </text:span><text:span text:style-name="T14">All of the above</text:span></text:p>
      </text:section>
      <text:p text:style-name="P5"/>
      <text:p text:style-name="P5">All of the following help to develop informal networks that play an important role in an organization EXCEPT for:</text:p>
      <text:p text:style-name="P5"/>
      <text:p text:style-name="P5">→<text:span text:style-name="T13"> Performance reviews </text:span></text:p>
      <text:p text:style-name="P5"/>
      <text:p text:style-name="P5"/>
      <text:p text:style-name="P25"><text:span text:style-name="T18">Match the organizational structure that you would find supporting the organization strategy of the following firms:</text:span></text:p>
      <text:p text:style-name="P25"><text:span text:style-name="T19"/></text:p>
      <text:p text:style-name="P26"><text:span text:style-name="T20">Flat organization → </text:span><text:span text:style-name="T19">A start-up venture in its first few years of existence </text:span></text:p>
      <text:p text:style-name="P26"><text:span text:style-name="T19"/></text:p>
      <text:p text:style-name="P26"><text:span text:style-name="T20">Matrix organization →</text:span><text:span text:style-name="T19"><text:tab/> A multi-national organization with regional and functional divisions</text:span></text:p>
      <text:p text:style-name="P26"><text:span text:style-name="T19"/></text:p>
      <text:p text:style-name="P26"><text:span text:style-name="T20">Hierarchical organization → </text:span><text:span text:style-name="T19">A military organization like the navy </text:span></text:p>
      <text:p text:style-name="P26"><text:span text:style-name="T19"/></text:p>
      <text:p text:style-name="P15"><text:span text:style-name="T17">Cognizant’s organizational structure was ________, but realized as its organization grew and its services became more complicated that a __________ structure for the organization was more appropriate</text:span></text:p>
      <text:p text:style-name="P15"><text:span text:style-name="T19"/></text:p>
      <text:p text:style-name="P9"><text:span text:style-name="T22">→ </text:span><text:span text:style-name="T3">hierarchical, matrix</text:span></text:p>
      <text:p text:style-name="P21"> </text:p>
      <text:p text:style-name="P5"><text:soft-page-break/><text:span text:style-name="T22">Organizational design is all about making sure that _________ are properly allocated, reflecting the structure of formal reporting relationships.</text:span></text:p>
      <text:p text:style-name="P5"><text:span text:style-name="T16"/></text:p>
      <text:p text:style-name="P5"><text:span text:style-name="T22">→ decision rights </text:span></text:p>
      <text:p text:style-name="P5"><text:span text:style-name="T22"/></text:p>
      <text:p text:style-name="P5">Cognizant moved to a matrix organization to “foster continuous operational implementations and better bottom-line results for clients.” Explain how the change of organizational design allowed Cognizant to succeed.</text:p>
      <text:p text:style-name="P27"><text:span text:style-name="T22"/></text:p>
      <text:p text:style-name="P27"><text:span text:style-name="T22">--&gt;Your Answer:</text:span></text:p>
      <text:p text:style-name="P31">At my job, I'm getting lots of IT companies wanting me to use their service for the IT needs. That They can supply all the work I need and I just sit back and relax. But yes this could work for some companies. I feel like not all can work like this. Having your own team would make things so much faster. We onboard and off-board lots of people. If I cad to do that with these companies then that would cost me more money than having someone onsite.</text:p>
      <text:p text:style-name="P29">The three components of the organizational strategy are organizational design, management control systems and _________.</text:p>
      <text:p text:style-name="P27">→<text:span text:style-name="T21"> </text:span>Your Answer:</text:p>
      <text:p text:style-name="P31">organizational culture</text:p>
      <text:p text:style-name="P31"/>
      <text:p text:style-name="P31">In which type of organizational design do middle managers do the primary information processing and communication function, telling subordinates what to do and then reporting the outcome to senior management?</text:p>
      <text:p text:style-name="P31">→<text:span text:style-name="T21"> Hierarchical </text:span></text:p>
      <text:p text:style-name="P29">Ideally, the person who has the most information about a decision and who is in the best position to understand the relevant issues is the person with __________ for the decision.</text:p>
      <text:p text:style-name="P27">Your Answer: →<text:span text:style-name="T21"> </text:span>decision rights</text:p>
      <text:p text:style-name="P27"/>
      <text:p text:style-name="P27"><text:soft-page-break/></text:p>
      <text:p text:style-name="P31">A firm is usually a mix of different organizational structures, known as a hybrid structure.</text:p>
      <text:p text:style-name="P31">→<text:span text:style-name="T21"> True </text:span></text:p>
      <text:p text:style-name="P31">Which organization structure typically assigns workers two or more supervisors in an effort to make sure multiple dimensions of the business are integrated</text:p>
      <text:p text:style-name="P31">→<text:span text:style-name="T21"> Matrix </text:span></text:p>
      <text:p text:style-name="P33">Chapter 4 Quiz </text:p>
      <text:p text:style-name="P33">Steve works for a pharmaceutical company and he specializes in marketing and sales. He generally works from home. According to the text, what type of worker is Steve?</text:p>
      <text:p text:style-name="P33">→<text:span text:style-name="T23"> Telecommuter </text:span></text:p>
      <text:p text:style-name="P33">Digital natives are willing to take a lower-paying job with better social media access, device choice, and mobility over a higher-paying job with less technological flexibility.</text:p>
      <text:p text:style-name="P33">→<text:span text:style-name="T23"> True </text:span></text:p>
      <text:p text:style-name="P33">Technology today has increased the ways work blends together with other aspects of life. This is very similar to how work was configured in ____________ societies.</text:p>
      <text:p text:style-name="P32"><text:span text:style-name="T21">→</text:span><text:span text:style-name="T23"> </text:span>Preindustrial or agricultural</text:p>
      <text:p text:style-name="P32">The factors driving the emergence of telecommuting include: changing demographics and lifestyle preferences, more powerful technologies, increasing reliance on web-based technologies, and _____________________.</text:p>
      <text:p text:style-name="P32">→<text:span text:style-name="T23"> </text:span>a shift to knowledge-based work or energy concerns</text:p>
      <text:p text:style-name="P32"/>
      <text:p text:style-name="P32"/>
      <text:p text:style-name="P33"><text:soft-page-break/></text:p>
      <text:p text:style-name="P31">While there are many advantages to working remotely, there are some potential problems. For example, once work has been successfully performed remotely, a company may find economic reasons to let go of workers and choose to _______ the work abroad.</text:p>
      <text:p text:style-name="P31">→<text:span text:style-name="T23"> Offshore </text:span></text:p>
      <text:p text:style-name="P31"/>
      <text:p text:style-name="P29">Why are teams using collaborative tools like groupware and wikis to coordinate their work rather than a communication tool like e-mail?</text:p>
      <text:p text:style-name="P27"/>
      <text:p text:style-name="P28">→ Your Answer:</text:p>
      <text:p text:style-name="P31">Groupware and wikis are more interactive. You can work on coding, you can add and assign things and have certain people do one or the other. </text:p>
      <text:p text:style-name="P31">Email is just one way of communication and emails are not read very often. You need to have to use an interactive platform that is secure and there is more control for all of those that are working on the projects. </text:p>
      <text:p text:style-name="P31"/>
      <text:p text:style-name="P5"><text:span text:style-name="T22">An advantage of virtual teams is that members in different parts of the world can cooperate to get work done faster due to time zone differences. Teams can upload their results every evening and another distant team can download those files immediately, in what is the start of their day. What is this called?</text:span></text:p>
      <text:p text:style-name="P5"><text:span text:style-name="T22"/></text:p>
      <text:p text:style-name="P5"><text:span text:style-name="T22">→</text:span><text:span text:style-name="T24"> Following the sun </text:span></text:p>
      <text:p text:style-name="P5"><text:span text:style-name="T24"/></text:p>
      <text:p text:style-name="P5"><text:span text:style-name="T24"/></text:p>
      <text:p text:style-name="P26"><text:span text:style-name="T19"/></text:p>
      <text:p text:style-name="P26"><text:span text:style-name="T19"/></text:p>
      <text:p text:style-name="P26"><text:span text:style-name="T19"/></text:p>
      <text:p text:style-name="P26"><text:span text:style-name="T19"/></text:p>
      <text:p text:style-name="P15"><text:soft-page-break/><text:span text:style-name="T17">The life cycle of a virtual team consists of 5 phases. List these phases in the order they occur in the life cycle.</text:span></text:p>
      <text:p text:style-name="P15"><text:span text:style-name="T19"/></text:p>
      <text:p text:style-name="P16"><text:span text:style-name="T17">1</text:span><text:span text:style-name="T25">st</text:span><text:span text:style-name="T17"> → Preparation </text:span></text:p>
      <text:p text:style-name="P16"><text:span text:style-name="T17"/></text:p>
      <text:p text:style-name="P16"><text:span text:style-name="T17">2</text:span><text:span text:style-name="T25">nd</text:span><text:span text:style-name="T17"> → Launch </text:span></text:p>
      <text:p text:style-name="P16"><text:span text:style-name="T17"/></text:p>
      <text:p text:style-name="P16"><text:span text:style-name="T17">3</text:span><text:span text:style-name="T25">rd</text:span><text:span text:style-name="T17"> → Performance management </text:span></text:p>
      <text:p text:style-name="P16"><text:span text:style-name="T17"/></text:p>
      <text:p text:style-name="P16"><text:span text:style-name="T17">4</text:span><text:span text:style-name="T25">th</text:span><text:span text:style-name="T17"> → Team development </text:span></text:p>
      <text:p text:style-name="P16"><text:span text:style-name="T17"/></text:p>
      <text:p text:style-name="P16"><text:span text:style-name="T17">5</text:span><text:span text:style-name="T25">th</text:span><text:span text:style-name="T17"> → Disbanding </text:span></text:p>
      <text:p text:style-name="P16"><text:span text:style-name="T17"/></text:p>
      <text:p text:style-name="P16"><text:span text:style-name="T17">The type of controls that will be most likely be used for remote workers is:</text:span></text:p>
      <text:p text:style-name="P16"><text:span text:style-name="T17"/></text:p>
      <text:p text:style-name="P16"><text:span text:style-name="T17">→ Outcome </text:span></text:p>
      <text:p text:style-name="P16"><text:span text:style-name="T17"/></text:p>
      <text:p text:style-name="P16"><text:span text:style-name="T17">Which collaboration technology is becoming more and more popular both inside and outside organizations, consuming much of our attention on a day-to-day basis?</text:span></text:p>
      <text:p text:style-name="P16"><text:span text:style-name="T17"/></text:p>
      <text:p text:style-name="P20"><text:span text:style-name="T17">→ Social networking on mobile devices</text:span></text:p>
      <text:p text:style-name="P20"><text:span text:style-name="T17"/></text:p>
      <text:p text:style-name="P16"><text:span text:style-name="T17">As a result of increased flow of information, firms have seen an increase in middle managers.</text:span></text:p>
      <text:p text:style-name="P16"><text:span text:style-name="T17"/></text:p>
      <text:p text:style-name="P16"><text:span text:style-name="T17">→ False </text:span></text:p>
      <text:p text:style-name="P16"><text:span text:style-name="T17"/></text:p>
      <text:p text:style-name="P16"><text:span text:style-name="T17">The Internet greatly enhances collaboration.</text:span></text:p>
      <text:p text:style-name="P16"><text:span text:style-name="T17"/></text:p>
      <text:p text:style-name="P16"><text:span text:style-name="T17">→</text:span><text:span text:style-name="T27"> True </text:span></text:p>
      <text:p text:style-name="P16"><text:span text:style-name="T27"/></text:p>
      <text:p text:style-name="P16"><text:span text:style-name="T27"/></text:p>
      <text:p text:style-name="P16"><text:span text:style-name="T27"/></text:p>
      <text:p text:style-name="P16"><text:soft-page-break/><text:span text:style-name="T17"/></text:p>
      <text:p text:style-name="P16"><text:span text:style-name="T17">Which virtual team challenge is more difficult for managers to manage/manipulate since there may be a great deal of difference between groups and individuals?</text:span></text:p>
      <text:p text:style-name="P16"><text:span text:style-name="T17"/></text:p>
      <text:p text:style-name="P16"><text:span text:style-name="T17">→</text:span><text:span text:style-name="T27"> diversity </text:span></text:p>
      <text:p text:style-name="P16"><text:span text:style-name="T27"/></text:p>
      <text:p text:style-name="P16">How have hiring practices been impacted by IT?</text:p>
      <text:p text:style-name="P27"><text:span text:style-name="T27"/></text:p>
      <text:p text:style-name="P27"><text:span text:style-name="T27">→ Your Answer:</text:span></text:p>
      <text:p text:style-name="P31">Well everyone that is hired needs to be able to use basic computer skills. They don't know basic computer skills it makes it really hard to work. But mainly what has impacted IT is COVID, IT had to be able to move remotely and if the person is capable of working from home. So IT has to be able to have strong communication skills. While we can't help those employees face to face we have to be able to help them remotely especially when they are at home. So communication skills have been very important. </text:p>
      <text:p text:style-name="P16"><text:span text:style-name="T27">Managers in today’s global, virtual workforce must rethink how they break from traditional methods of managing, particularly in the all of the following ways EXCEPT:</text:span></text:p>
      <text:p text:style-name="P16"><text:span text:style-name="T27"/></text:p>
      <text:p text:style-name="P16"><text:span text:style-name="T27">→ Setting strategic objectives </text:span></text:p>
      <text:p text:style-name="P16"><text:span text:style-name="T27"/></text:p>
      <text:p text:style-name="P17"><text:span text:style-name="T17">Chapter 5 Quiz </text:span></text:p>
      <text:p text:style-name="P17"><text:span text:style-name="T17"/></text:p>
      <text:p text:style-name="P17"><text:span text:style-name="T17">Enterprise systems are large information systems that provide the core functionality needed to run a business and share data across all divisions of the business.</text:span></text:p>
      <text:p text:style-name="P17"><text:span text:style-name="T17"/></text:p>
      <text:p text:style-name="P17"><text:span text:style-name="T17">→</text:span><text:span text:style-name="T28"> True </text:span></text:p>
      <text:p text:style-name="P17"><text:span text:style-name="T28"/></text:p>
      <text:p text:style-name="P17"><text:span text:style-name="T28"/></text:p>
      <text:p text:style-name="P17"><text:span text:style-name="T28"/></text:p>
      <text:p text:style-name="P17"><text:soft-page-break/><text:span text:style-name="T28">Business processes are functional in nature and rarely cut across different departments in an organization.</text:span></text:p>
      <text:p text:style-name="P17"><text:span text:style-name="T28"/></text:p>
      <text:p text:style-name="P17"><text:span text:style-name="T28">→ False </text:span></text:p>
      <text:p text:style-name="P17"><text:span text:style-name="T28"/></text:p>
      <text:p text:style-name="P17"><text:span text:style-name="T28">Match the task of the order fulfillment process to the department that would most likely be responsible for completing the task.</text:span></text:p>
      <text:p text:style-name="P17"><text:span text:style-name="T28"/></text:p>
      <text:p text:style-name="P18"><text:span text:style-name="T11">Receipt of payment from the customer for the motorcycle → </text:span><text:span text:style-name="T17">Accounting </text:span></text:p>
      <text:p text:style-name="P18"><text:span text:style-name="T17"/></text:p>
      <text:p text:style-name="P18"><text:span text:style-name="T11">Sale of a customized motorcycle to a customer →</text:span><text:span text:style-name="T17"> Sales </text:span></text:p>
      <text:p text:style-name="P18"><text:span text:style-name="T17"/></text:p>
      <text:p text:style-name="P18"><text:span text:style-name="T11">Manufacturing the customized motorcycle for the customer → </text:span><text:span text:style-name="T17">Manufacturing </text:span></text:p>
      <text:p text:style-name="P18"><text:span text:style-name="T17"/></text:p>
      <text:p text:style-name="P18"><text:span text:style-name="T11">Packaging and shipping the customized motorcycle → </text:span><text:span text:style-name="T17">Delivery </text:span></text:p>
      <text:p text:style-name="P18"><text:span text:style-name="T17"/></text:p>
      <text:p text:style-name="P18"><text:span text:style-name="T17"/></text:p>
      <text:p text:style-name="P17"><text:span text:style-name="T17">The system should drive the transformation in a company when:</text:span></text:p>
      <text:p text:style-name="P17"><text:span text:style-name="T17"/></text:p>
      <text:p text:style-name="P17"><text:span text:style-name="T17">→</text:span><text:span text:style-name="T28"> When the systems are in a crisis </text:span></text:p>
      <text:p text:style-name="P17"><text:span text:style-name="T28"/></text:p>
      <text:p text:style-name="P17"><text:span text:style-name="T28">This is an approach that links a company with providers of the raw components it needs to make a product or service, manufacture that product or service, and delivers it to customers.</text:span></text:p>
      <text:p text:style-name="P17"><text:span text:style-name="T28"/></text:p>
      <text:p text:style-name="P17"><text:span text:style-name="T28">→ Supply chain management (SCM) </text:span></text:p>
      <text:p text:style-name="P17"><text:span text:style-name="T28"/></text:p>
      <text:p text:style-name="P17"><text:span text:style-name="T28">The major difference between an ERP and ERP II system is this feature.</text:span></text:p>
      <text:p text:style-name="P17"><text:span text:style-name="T28"/></text:p>
      <text:p text:style-name="P10"><text:span text:style-name="T28">→ </text:span><text:span text:style-name="T4">Information is made immediately available to external stakeholders using social and collaborative tools</text:span></text:p>
      <text:p text:style-name="P10"><text:span text:style-name="T4"/></text:p>
      <text:p text:style-name="P10"><text:span text:style-name="T4"/></text:p>
      <text:p text:style-name="P10"><text:soft-page-break/><text:span text:style-name="T4">This is the tool that is used to help map a sequence of tasks that support a business process.</text:span></text:p>
      <text:p text:style-name="P10"><text:span text:style-name="T4"/></text:p>
      <text:p text:style-name="P10"><text:span text:style-name="T4">→ Workflow diagram </text:span></text:p>
      <text:p text:style-name="P10"><text:span text:style-name="T4"/></text:p>
      <text:p text:style-name="P10"><text:span text:style-name="T4">Personnel often react more favorable to incremental change rather than radical change because incremental change gives them control and ownership of improvements.</text:span></text:p>
      <text:p text:style-name="P10"><text:span text:style-name="T4"/></text:p>
      <text:p text:style-name="P10"><text:span text:style-name="T4">→ True </text:span></text:p>
      <text:p text:style-name="P10"><text:span text:style-name="T4"/></text:p>
      <text:p text:style-name="P10"><text:span text:style-name="T4">Associate the quality/perception of change to the appropriate change management strategy.</text:span></text:p>
      <text:p text:style-name="P10"><text:span text:style-name="T4"/></text:p>
      <text:p text:style-name="P10"><text:span text:style-name="T5"><text:s/>Continuous process improvement → </text:span><text:span text:style-name="T4">Incremental change </text:span></text:p>
      <text:p text:style-name="P10"><text:span text:style-name="T4"/></text:p>
      <text:p text:style-name="P18"><text:span text:style-name="T6">Grater internal resistance → </text:span><text:span text:style-name="T3">Radical change </text:span></text:p>
      <text:p text:style-name="P18"><text:span text:style-name="T3"/></text:p>
      <text:p text:style-name="P18"><text:span text:style-name="T6">Empowerment of the individuals →</text:span><text:span text:style-name="T3"> Incremental change </text:span></text:p>
      <text:p text:style-name="P18"><text:span text:style-name="T3"/></text:p>
      <text:p text:style-name="P18"><text:span text:style-name="T6">Challenging old assumptions →</text:span><text:span text:style-name="T3"> Radical change </text:span></text:p>
      <text:p text:style-name="P10"><text:span text:style-name="T4"/></text:p>
      <text:p text:style-name="P24"><text:span text:style-name="T4">Which one of the following enterprise systems is social IT increasingly integrating with?</text:span></text:p>
      <text:p text:style-name="P24"><text:span text:style-name="T4"/></text:p>
      <text:p text:style-name="P24"><text:span text:style-name="T4">→ CRM </text:span></text:p>
      <text:p text:style-name="P24"><text:span text:style-name="T4"/></text:p>
      <text:p text:style-name="P10"><text:span text:style-name="T4">A business uses __________ to measure the critical success dimensions of a business process.</text:span></text:p>
      <text:p text:style-name="P10"><text:span text:style-name="T4"/></text:p>
      <text:p text:style-name="P10"><text:span text:style-name="T4">→ Metrics </text:span></text:p>
      <text:p text:style-name="P10"><text:span text:style-name="T4"/></text:p>
      <text:p text:style-name="P10"><text:span text:style-name="T4">An effective workflow diagram should do all of the following EXCEPT:</text:span></text:p>
      <text:p text:style-name="P10"><text:span text:style-name="T4"/></text:p>
      <text:p text:style-name="P10"><text:span text:style-name="T4">→ Try to mask the steps of a business process </text:span></text:p>
      <text:p text:style-name="P10"><text:span text:style-name="T4"/></text:p>
      <text:p text:style-name="P10"><text:span text:style-name="T4">The enterprise system used to manage all information regarding customer interactions is called_____.</text:span></text:p>
      <text:p text:style-name="P10"><text:span text:style-name="T4"/></text:p>
      <text:p text:style-name="P10"><text:span text:style-name="T4">→ CRM(customer relationship management) </text:span></text:p>
      <text:p text:style-name="P10"><text:span text:style-name="T4"/></text:p>
      <text:p text:style-name="P10"><text:span text:style-name="T4"/></text:p>
      <text:p text:style-name="P10"><text:soft-page-break/><text:span text:style-name="T4">This type of organizational structure (perspective) results in duplication of information, lack of coordination between departments, and lack of communication on a company wide basis.</text:span></text:p>
      <text:p text:style-name="P10"><text:span text:style-name="T4"/></text:p>
      <text:p text:style-name="P10"><text:span text:style-name="T4">→ Silo or Functional </text:span></text:p>
      <text:p text:style-name="P10"><text:span text:style-name="T4"/></text:p>
      <text:p text:style-name="P10"><text:span text:style-name="T4">ERP systems have all of the following characteristics except:</text:span></text:p>
      <text:p text:style-name="P10"><text:span text:style-name="T4"/></text:p>
      <text:p text:style-name="P10"><text:span text:style-name="T4">→ They are expensive but are easy to use.</text:span></text:p>
      <text:p text:style-name="P21"/>
      <text:p text:style-name="P21"/>
      <text:p text:style-name="P23">Chapter 6 Quiz </text:p>
      <text:p text:style-name="P23"/>
      <text:p text:style-name="P18">An organization should translate its 1. _________ into a(n) 2. _____________ and then translate the later into the 3. ______________.</text:p>
      <text:p text:style-name="P18"/>
      <text:p text:style-name="P19">1. → Business Strategy</text:p>
      <text:p text:style-name="P19"/>
      <text:p text:style-name="P19">2. → IT Architecture</text:p>
      <text:p text:style-name="P19"/>
      <text:p text:style-name="P19">3. → IT Infrastructure</text:p>
      <text:p text:style-name="P19"/>
      <text:p text:style-name="P19"/>
      <text:p text:style-name="P19">The functional specifications such as hardware, software and storage specifications are all part of this.</text:p>
      <text:p text:style-name="P19"/>
      <text:p text:style-name="P19">→ IT Infrastructure </text:p>
      <text:p text:style-name="P19"/>
      <text:p text:style-name="P19">Match the IT architecture with the quality that best identifies it.</text:p>
      <text:p text:style-name="P19"/>
      <text:p text:style-name="P19"><text:span text:style-name="T9">Centralized Architecture → </text:span>Easiest to secure </text:p>
      <text:p text:style-name="P19"/>
      <text:p text:style-name="P19"><text:span text:style-name="T9">Decentralized Architecture →</text:span> Very Salable </text:p>
      <text:p text:style-name="P19"/>
      <text:p text:style-name="P19"><text:span text:style-name="T9">Service Oriented Architecture →</text:span> Provides a high degree of agility </text:p>
      <text:p text:style-name="P19"/>
      <text:p text:style-name="P19"/>
      <text:p text:style-name="P19">The IT infrastructure components should be evaluated based on their expected financial value. All of the following are used to quantify the financial value of IT components EXCEPT for the:</text:p>
      <text:p text:style-name="P19"/>
      <text:p text:style-name="P19">→ Usability </text:p>
      <text:p text:style-name="P19"/>
      <text:p text:style-name="P19"/>
      <text:p text:style-name="P19"/>
      <text:p text:style-name="P19"/>
      <text:p text:style-name="P19"/>
      <text:p text:style-name="P19"><text:soft-page-break/></text:p>
      <text:p text:style-name="P19">An example of when a software-defined architecture is most appropriate:</text:p>
      <text:p text:style-name="P19"/>
      <text:p text:style-name="P11"><text:span text:style-name="T29">→ </text:span><text:span text:style-name="T2">Resources need to be re-allocated dynamically depending on the situation or time of day</text:span></text:p>
      <text:p text:style-name="P21"/>
      <text:p text:style-name="P21"/>
      <text:p text:style-name="P5">It is predicted that cloud computing utilization will decrease over time.</text:p>
      <text:p text:style-name="P5"/>
      <text:p text:style-name="P5">→<text:span text:style-name="T29"> False </text:span></text:p>
      <text:p text:style-name="P5"/>
      <text:p text:style-name="P5"/>
      <text:p text:style-name="P19">Risks associated with cloud computing include all of the following EXCEPT:</text:p>
      <text:p text:style-name="P19"/>
      <text:p text:style-name="P19">→ Sc<text:span text:style-name="T30">alability </text:span></text:p>
      <text:p text:style-name="P19"/>
      <text:p text:style-name="P19"/>
      <text:p text:style-name="P19">Explain what cloud service the New York Times successfully utilized and the benefit this solution provided.</text:p>
      <text:p text:style-name="P27"/>
      <text:p text:style-name="P27">→<text:span text:style-name="T30"> </text:span>Your Answer:</text:p>
      <text:p text:style-name="P31">Any time you put something on the cloud you are working in the future. When you put things on a cloud base you are able to work remotely and add more information without the hassle of trying to find more storage. how this was able to work for them was that it was faster for them to get orders and get things out to people faster. I feel because of covid now this is now why it's important to have more things on the cloud and why companies and more cloud base experts on hand. I know this is what we are doing for our company. because they want to make sure we can get data and faster for accounting purposes. And since we have a firewall in the physical system we then can have a firewall on the cloud system as well. </text:p>
      <text:p text:style-name="P19">Marketing has repeatedly asked the IT department about the possibility of aligning the new marketing plan with the company's web site. They would like the new web site to be able to support more active content and permit customers to query an online catalog. You let them know that this is currently being considered and that you’re determining if this new business strategy can be translated into a viable plan of action. This would be part of which of the following?</text:p>
      <text:p text:style-name="P19"/>
      <text:p text:style-name="P19">→<text:span text:style-name="T30"> IT architecture </text:span></text:p>
      <text:p text:style-name="P19"/>
      <text:p text:style-name="P19"/>
      <text:p text:style-name="P19"/>
      <text:p text:style-name="P19"/>
      <text:p text:style-name="P19"/>
      <text:p text:style-name="P19"><text:soft-page-break/>A manager must know enough about the IT architecture and IT infrastructure so that he or she can:</text:p>
      <text:p text:style-name="P19"/>
      <text:p text:style-name="P11"><text:span text:style-name="T29">→</text:span><text:span text:style-name="T30"> </text:span><text:span text:style-name="T2">Make realistic use of IT and know what to expect from IT.</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14:18:40.313078930</meta:creation-date>
    <dc:date>2021-10-12T16:01:44.962174451</dc:date>
    <meta:editing-duration>PT29M2S</meta:editing-duration>
    <meta:editing-cycles>5</meta:editing-cycles>
    <meta:generator>LibreOffice/6.4.7.2$Linux_X86_64 LibreOffice_project/40$Build-2</meta:generator>
    <meta:document-statistic meta:table-count="0" meta:image-count="0" meta:object-count="0" meta:page-count="18" meta:paragraph-count="235" meta:word-count="3207" meta:character-count="19603" meta:non-whitespace-character-count="16512"/>
  </office:meta>
</office:document-meta>
</file>